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6cm" fo:min-width="0.15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0%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 draw:opacity="0%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635cm" svg:height="0.962cm" svg:x="13.652cm" svg:y="2.187cm">
          <draw:text-box>
            <text:p>Union(3, 1)</text:p>
          </draw:text-box>
        </draw:frame>
        <draw:custom-shape draw:style-name="gr2" draw:text-style-name="P2" draw:layer="layout" svg:width="1cm" svg:height="1.5cm" svg:x="11.987cm" svg:y="1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1.987cm" svg:y="2.987cm">
          <text:p text:style-name="P3">6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932cm" svg:y1="2.696cm" svg:x2="12.832cm" svg:y2="2.996cm">
          <text:p/>
        </draw:line>
        <draw:custom-shape draw:style-name="gr3" draw:text-style-name="P2" draw:layer="layout" svg:width="1cm" svg:height="1cm" svg:x="2.9cm" svg:y="4.7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.187cm" svg:y="4.687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5cm" svg:x="5.991cm" svg:y="1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5.991cm" svg:y="2.987cm">
          <text:p text:style-name="P3">3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936cm" svg:y1="2.696cm" svg:x2="6.836cm" svg:y2="2.996cm">
          <text:p/>
        </draw:line>
        <draw:custom-shape draw:style-name="gr2" draw:text-style-name="P2" draw:layer="layout" svg:width="1cm" svg:height="1.5cm" svg:x="3.943cm" svg:y="1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3.943cm" svg:y="2.987cm">
          <text:p text:style-name="P3">2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888cm" svg:y1="2.696cm" svg:x2="4.788cm" svg:y2="2.996cm">
          <text:p/>
        </draw:line>
        <draw:custom-shape draw:style-name="gr3" draw:text-style-name="P2" draw:layer="layout" svg:width="1cm" svg:height="1cm" svg:x="7.8cm" svg:y="4.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10.987cm" svg:y="5.988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8.987cm" svg:y="5.988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9.987cm" svg:y="5.988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7.987cm" svg:y="5.988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6.987cm" svg:y="5.98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5.987cm" svg:y="5.988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5.957cm" svg:y="7.088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957cm" svg:y="7.08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957cm" svg:y="7.088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957cm" svg:y="7.08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957cm" svg:y="7.08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957cm" svg:y="7.088cm">
          <text:p text:style-name="P5">6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297cm" svg:height="0.962cm" svg:x="2.97cm" svg:y="7.087cm">
          <draw:text-box>
            <text:p>parent</text:p>
          </draw:text-box>
        </draw:frame>
        <draw:custom-shape draw:style-name="gr6" draw:text-style-name="P6" draw:layer="layout" svg:width="1cm" svg:height="1.1cm" svg:x="5.958cm" svg:y="9.10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958cm" svg:y="9.102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958cm" svg:y="9.102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958cm" svg:y="9.10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958cm" svg:y="9.10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958cm" svg:y="9.102cm">
          <text:p text:style-name="P5">0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734cm" svg:height="0.962cm" svg:x="3.27cm" svg:y="9.187cm">
          <draw:text-box>
            <text:p>rank</text:p>
          </draw:text-box>
        </draw:frame>
        <draw:frame draw:style-name="gr7" draw:text-style-name="P1" draw:layer="layout" svg:width="0.947cm" svg:height="0.962cm" svg:x="8.705cm" svg:y="10.625cm">
          <draw:text-box>
            <text:p>г)</text:p>
          </draw:text-box>
        </draw:frame>
        <draw:line draw:style-name="gr8" draw:text-style-name="P4" draw:layer="layout" svg:x1="5.687cm" svg:y1="4.687cm" svg:x2="4.943cm" svg:y2="3.587cm">
          <text:p/>
        </draw:line>
        <draw:line draw:style-name="gr8" draw:text-style-name="P4" draw:layer="layout" svg:x1="3.356cm" svg:y1="4.7cm" svg:x2="3.943cm" svg:y2="3.6cm">
          <text:p/>
        </draw:line>
        <draw:line draw:style-name="gr8" draw:text-style-name="P4" draw:layer="layout" svg:x1="8.3cm" svg:y1="4.7cm" svg:x2="7cm" svg:y2="3.5cm">
          <text:p/>
        </draw:line>
        <draw:frame draw:style-name="gr1" draw:text-style-name="P1" draw:layer="layout" svg:width="3.635cm" svg:height="0.962cm" svg:x="13.639cm" svg:y="12.374cm">
          <draw:text-box>
            <text:p>Union(2, 3)</text:p>
          </draw:text-box>
        </draw:frame>
        <draw:custom-shape draw:style-name="gr2" draw:text-style-name="P2" draw:layer="layout" svg:width="1cm" svg:height="1.5cm" svg:x="11.974cm" svg:y="1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1.974cm" svg:y="13.174cm">
          <text:p text:style-name="P3">6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919cm" svg:y1="12.883cm" svg:x2="12.819cm" svg:y2="13.183cm">
          <text:p/>
        </draw:line>
        <draw:custom-shape draw:style-name="gr3" draw:text-style-name="P2" draw:layer="layout" svg:width="1cm" svg:height="1cm" svg:x="2.887cm" svg:y="14.887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5.174cm" svg:y="14.874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.978cm" svg:y="14.874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5cm" svg:x="3.93cm" svg:y="1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3.93cm" svg:y="13.174cm">
          <text:p text:style-name="P3">2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875cm" svg:y1="12.883cm" svg:x2="4.775cm" svg:y2="13.183cm">
          <text:p/>
        </draw:line>
        <draw:custom-shape draw:style-name="gr3" draw:text-style-name="P2" draw:layer="layout" svg:width="1cm" svg:height="1cm" svg:x="7cm" svg:y="1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10.974cm" svg:y="18.27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8.974cm" svg:y="18.27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9.974cm" svg:y="18.27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7.974cm" svg:y="18.27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6.974cm" svg:y="18.27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5.974cm" svg:y="18.27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5.944cm" svg:y="19.37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944cm" svg:y="19.37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944cm" svg:y="19.37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944cm" svg:y="19.37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944cm" svg:y="19.37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944cm" svg:y="19.375cm">
          <text:p text:style-name="P5">6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297cm" svg:height="0.962cm" svg:x="2.957cm" svg:y="19.374cm">
          <draw:text-box>
            <text:p>parent</text:p>
          </draw:text-box>
        </draw:frame>
        <draw:custom-shape draw:style-name="gr6" draw:text-style-name="P6" draw:layer="layout" svg:width="1cm" svg:height="1.1cm" svg:x="5.945cm" svg:y="21.389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945cm" svg:y="21.389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945cm" svg:y="21.389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945cm" svg:y="21.389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945cm" svg:y="21.389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945cm" svg:y="21.389cm">
          <text:p text:style-name="P5">0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734cm" svg:height="0.962cm" svg:x="3.257cm" svg:y="21.474cm">
          <draw:text-box>
            <text:p>rank</text:p>
          </draw:text-box>
        </draw:frame>
        <draw:frame draw:style-name="gr7" draw:text-style-name="P1" draw:layer="layout" svg:width="1.086cm" svg:height="0.962cm" svg:x="8.692cm" svg:y="22.912cm">
          <draw:text-box>
            <text:p>д)</text:p>
          </draw:text-box>
        </draw:frame>
        <draw:line draw:style-name="gr8" draw:text-style-name="P4" draw:layer="layout" svg:x1="5.674cm" svg:y1="14.874cm" svg:x2="4.93cm" svg:y2="13.774cm">
          <text:p/>
        </draw:line>
        <draw:line draw:style-name="gr8" draw:text-style-name="P4" draw:layer="layout" svg:x1="3.343cm" svg:y1="14.887cm" svg:x2="3.93cm" svg:y2="13.787cm">
          <text:p/>
        </draw:line>
        <draw:line draw:style-name="gr8" draw:text-style-name="P4" draw:layer="layout" svg:x1="7.5cm" svg:y1="17cm" svg:x2="7.5cm" svg:y2="15.9cm">
          <text:p/>
        </draw:line>
        <draw:line draw:style-name="gr8" draw:text-style-name="P4" draw:layer="layout" svg:x1="7.5cm" svg:y1="14.874cm" svg:x2="4.93cm" svg:y2="13.541cm">
          <text:p/>
        </draw:line>
        <draw:frame draw:style-name="gr1" draw:text-style-name="P1" draw:layer="layout" svg:width="3.635cm" svg:height="0.962cm" svg:x="13.065cm" svg:y="24.6cm">
          <draw:text-box>
            <text:p>Union(2, 6)</text:p>
          </draw:text-box>
        </draw:frame>
        <draw:custom-shape draw:style-name="gr3" draw:text-style-name="P2" draw:layer="layout" svg:width="1cm" svg:height="1cm" svg:x="8.3cm" svg:y="27.1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2.313cm" svg:y="27.113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4.6cm" svg:y="27.1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6.404cm" svg:y="27.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5cm" svg:x="3.356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3.356cm" svg:y="25.4cm">
          <text:p text:style-name="P3">2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301cm" svg:y1="25.109cm" svg:x2="4.201cm" svg:y2="25.409cm">
          <text:p/>
        </draw:line>
        <draw:custom-shape draw:style-name="gr3" draw:text-style-name="P2" draw:layer="layout" svg:width="1cm" svg:height="1cm" svg:x="6.426cm" svg:y="29.226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10.4cm" svg:y="30.501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8.4cm" svg:y="30.501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9.4cm" svg:y="30.501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7.4cm" svg:y="30.50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6.4cm" svg:y="30.50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5.4cm" svg:y="30.50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5.37cm" svg:y="31.60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37cm" svg:y="31.60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37cm" svg:y="31.60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37cm" svg:y="31.60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37cm" svg:y="31.60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37cm" svg:y="31.601cm">
          <text:p text:style-name="P5">2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297cm" svg:height="0.962cm" svg:x="2.383cm" svg:y="31.6cm">
          <draw:text-box>
            <text:p>parent</text:p>
          </draw:text-box>
        </draw:frame>
        <draw:custom-shape draw:style-name="gr6" draw:text-style-name="P6" draw:layer="layout" svg:width="1cm" svg:height="1.1cm" svg:x="5.371cm" svg:y="33.6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371cm" svg:y="33.61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371cm" svg:y="33.61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371cm" svg:y="33.6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371cm" svg:y="33.6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371cm" svg:y="33.615cm">
          <text:p text:style-name="P5">0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734cm" svg:height="0.962cm" svg:x="2.683cm" svg:y="33.7cm">
          <draw:text-box>
            <text:p>rank</text:p>
          </draw:text-box>
        </draw:frame>
        <draw:frame draw:style-name="gr7" draw:text-style-name="P1" draw:layer="layout" svg:width="1.065cm" svg:height="0.962cm" svg:x="8.118cm" svg:y="35.138cm">
          <draw:text-box>
            <text:p>е)</text:p>
          </draw:text-box>
        </draw:frame>
        <draw:line draw:style-name="gr8" draw:text-style-name="P4" draw:layer="layout" svg:x1="5.1cm" svg:y1="27.1cm" svg:x2="4.356cm" svg:y2="26cm">
          <text:p/>
        </draw:line>
        <draw:line draw:style-name="gr8" draw:text-style-name="P4" draw:layer="layout" svg:x1="2.769cm" svg:y1="27.113cm" svg:x2="3.356cm" svg:y2="26.013cm">
          <text:p/>
        </draw:line>
        <draw:line draw:style-name="gr8" draw:text-style-name="P4" draw:layer="layout" svg:x1="6.926cm" svg:y1="29.226cm" svg:x2="6.926cm" svg:y2="28.126cm">
          <text:p/>
        </draw:line>
        <draw:line draw:style-name="gr8" draw:text-style-name="P4" draw:layer="layout" svg:x1="6.926cm" svg:y1="27.1cm" svg:x2="4.356cm" svg:y2="25.767cm">
          <text:p/>
        </draw:line>
        <draw:line draw:style-name="gr8" draw:text-style-name="P4" draw:layer="layout" svg:x1="8.8cm" svg:y1="27.1cm" svg:x2="4.356cm" svg:y2="2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3T11:54:25.861000000</meta:creation-date>
    <dc:date>2021-12-27T13:44:44.606000000</dc:date>
    <meta:editing-duration>PT44M30S</meta:editing-duration>
    <meta:editing-cycles>34</meta:editing-cycles>
    <meta:generator>LibreOffice/5.4.3.2$Windows_X86_64 LibreOffice_project/92a7159f7e4af62137622921e809f8546db437e5</meta:generator>
    <meta:document-statistic meta:object-count="108"/>
  </office:meta>
</office:document-meta>
</file>